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Table_20_Contents" style:list-style-name="L1">
      <style:text-properties style:font-name="Liberation Serif" officeooo:rsid="02ed919d" officeooo:paragraph-rsid="02eda724"/>
    </style:style>
    <style:style style:name="P22" style:family="paragraph" style:parent-style-name="Table_20_Contents" style:list-style-name="L2">
      <style:paragraph-properties fo:text-align="start" style:justify-single-word="false"/>
      <style:text-properties style:font-name="Liberation Serif" officeooo:paragraph-rsid="02eda724"/>
    </style:style>
    <style:style style:name="P23" style:family="paragraph" style:parent-style-name="Heading_20_2">
      <style:text-properties style:font-name="Liberation Serif"/>
    </style:style>
    <style:style style:name="P24"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5"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Standard" style:list-style-name="L1">
      <style:text-properties style:font-name="Liberation Serif"/>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officeooo:rsid="02f316d5"/>
    </style:style>
    <style:style style:name="T9" style:family="text">
      <style:text-properties style:font-name="Liberation Serif" fo:language="ru" fo:country="RU"/>
    </style:style>
    <style:style style:name="T10" style:family="text">
      <style:text-properties officeooo:rsid="030c3ecd"/>
    </style:style>
    <style:style style:name="T11" style:family="text">
      <style:text-properties fo:font-weight="bold" fo:background-color="transparent"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11">Сервис</text:span> → пункт <text:span text:style-name="T11">Параметры</text:span> → в левой части нового окна выберите пункт <text:span text:style-name="T11">Безопасность</text:span> → в правой части окна нажмите кнопку «<text:span text:style-name="T11">Безопасность макросов</text:span>». В открывшемся окна выберите <text:span text:style-name="T11">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7" text:outline-level="1">Документация по <text:span text:style-name="T4">программам (макросам)</text:span></text:h>
      <text:h text:style-name="P23"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4077383879"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1">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80920113" text:style-name="L2">
              <text:list-item>
                <text:p text:style-name="P22"><text:span text:style-name="T6">П</text:span>олужирного</text:p>
              </text:list-item>
              <text:list-item>
                <text:p text:style-name="P22"><text:span text:style-name="T6">К</text:span>урсива</text:p>
              </text:list-item>
              <text:list-item>
                <text:p text:style-name="P22"><text:span text:style-name="T6">П</text:span>одчеркивания</text:p>
              </text:list-item>
              <text:list-item>
                <text:p text:style-name="P22"><text:span text:style-name="T6">З</text:span>ачеркивания</text:p>
              </text:list-item>
              <text:list-item>
                <text:p text:style-name="P22"><text:span text:style-name="T6">В</text:span>ерхн<text:span text:style-name="T6">ий</text:span> индекс</text:p>
              </text:list-item>
              <text:list-item>
                <text:p text:style-name="P22"><text:soft-page-break/><text:span text:style-name="T6">Н</text:span>ижн<text:span text:style-name="T6">ий</text:span> индекс</text:p>
              </text:list-item>
              <text:list-item>
                <text:p text:style-name="P22"><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4"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5"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0">Собрать</text:span> выпуск</text:p>
          </table:table-cell>
          <table:table-cell table:style-name="Таблица2.A2" office:value-type="string">
            <text:p text:style-name="P19">Макрос применяется совместно с шаблоном журнала. Он <text:span text:style-name="T8">последовательно </text:span>добавляет все пронумерованные статьи в той же папке, что и <text:span text:style-name="T8">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1H27M7S</meta:editing-duration>
    <meta:editing-cycles>755</meta:editing-cycles>
    <meta:generator>LibreOffice/6.1.4.2$Linux_X86_64 LibreOffice_project/9d0f32d1f0b509096fd65e0d4bec26ddd1938fd3</meta:generator>
    <dc:date>2019-04-10T19:21:45.076371808</dc:date>
    <meta:document-statistic meta:table-count="4" meta:image-count="0" meta:object-count="0" meta:page-count="5" meta:paragraph-count="101" meta:word-count="680" meta:character-count="5255"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sCmdID   = "vnd.sun.star.script:Publishing.unusedStyles.replaceParaStyle?language=Basic&amp;location=application"
  sCmdLable = "ParSt"
  nCount = 1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Sub makeUpIssue

	EIFN = "ЭиФН"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collapseToStart()
	getFirstTextInStyle("УДК")
	foundUDK = 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oFoot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leftHeaderTable = curStyle.HeaderTextLeft.CreateEnumeration().nextElement

	rightHeaderCell = rightHeaderTable.getCellByPosition(0,0).getStart()
	oViewCursor.goToRange(rightHeaderCell, false)
	addTextVar("rightHeader" + i ,"Фамилия И.О. Название статьи" + i )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oldStyle = paraStyles.getByName(oldStyleName)
    oldStyle.ParentStyle = newStyleName
    paraStyles.removeByName(oldStyleName)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